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fo:font-size="10pt" officeooo:paragraph-rsid="013e2db8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8a088d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1" style:family="paragraph" style:parent-style-name="Table_20_Contents">
      <style:text-properties fo:font-size="10pt" style:font-size-asian="10pt" style:font-size-complex="10pt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7"><draw:custom-shape text:anchor-type="paragraph" draw:z-index="0" draw:name="Shape1" draw:style-name="gr1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3"><text:s/><text:span text:style-name="T13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7">လက်မှတ်</text:p>
            <text:p text:style-name="P68">အမည်</text:p>
            <text:p text:style-name="P68">တာဝန်</text:p>
            <text:p text:style-name="P68">နိုင်ငံသားစိစစ်ရေးကတ်ပြားအမှတ်</text:p>
            <text:p text:style-name="P68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72453008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59724537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724558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7244865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59724494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5972450704">
          <table:table-cell table:style-name="Table9.A6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6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2"/>
      <table:table table:name="Table8" table:style-name="Table8">
        <table:table-column table:style-name="Table8.A"/>
        <table:table-row table:style-name="TableLine3196003817232">
          <table:table-cell table:style-name="Table8.A1" office:value-type="string">
            <text:p text:style-name="P56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9"><text:span text:style-name="T3"/></text:p>
      <text:p text:style-name="P7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28:35.290000000</dc:date>
    <meta:editing-duration>P1DT6H58M56S</meta:editing-duration>
    <meta:editing-cycles>792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